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5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код FIDE</text:p>
          </table:table-cell>
          <table:table-cell office:value-type="string" calcext:value-type="string">
            <text:p>Клуб/Город</text:p>
          </table:table-cell>
          <table:table-cell office:value-type="string" calcext:value-type="string">
            <text:p>ФЕД.</text:p>
          </table:table-cell>
          <table:table-cell office:value-type="string" calcext:value-type="string">
            <text:p>Турнир</text:p>
          </table:table-cell>
          <table:table-cell office:value-type="string" calcext:value-type="string">
            <text:p>Дата завершения</text:p>
          </table:table-cell>
          <table:table-cell office:value-type="string" calcext:value-type="string">
            <text:p>Ст.ном</text:p>
          </table:table-cell>
          <table:table-cell office:value-type="string" calcext:value-type="string">
            <text:p>Тур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<text:a xlink:href="http://chess-results.com/tnr466763.aspx?lan=11&amp;art=9&amp;snr=30" xlink:type="simple">?????? ????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????????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a xlink:href="http://chess-results.com/tnr466763.aspx?lan=11" xlink:type="simple">U-17 (Boys) Pune DSO Organise</text:a></text:p>
          </table:table-cell>
          <table:table-cell office:value-type="string" calcext:value-type="string">
            <text:p>2019/08/31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string" calcext:value-type="string">
            <text:p><text:a xlink:href="http://chess-results.com/tnr466763.aspx?lan=11&amp;art=9&amp;snr=31" xlink:type="simple">?????? ?????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?????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a xlink:href="http://chess-results.com/tnr466763.aspx?lan=11" xlink:type="simple">U-17 (Boys) Pune DSO Organise</text:a></text:p>
          </table:table-cell>
          <table:table-cell office:value-type="string" calcext:value-type="string">
            <text:p>2019/08/31</text:p>
          </table:table-cell>
          <table:table-cell office:value-type="float" office:value="285" calcext:value-type="float">
            <text:p>285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string" calcext:value-type="string">
            <text:p><text:a xlink:href="http://chess-results.com/tnr466763.aspx?lan=11&amp;art=9&amp;snr=32" xlink:type="simple">??????? ??????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???????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a xlink:href="http://chess-results.com/tnr466763.aspx?lan=11" xlink:type="simple">U-17 (Boys) Pune DSO Organise</text:a></text:p>
          </table:table-cell>
          <table:table-cell office:value-type="string" calcext:value-type="string">
            <text:p>2019/08/31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string" calcext:value-type="string">
            <text:p><text:a xlink:href="http://chess-results.com/tnr296955.aspx?lan=11&amp;art=9&amp;snr=20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96955.aspx?lan=11" xlink:type="simple">Открытое первенство Владимирс</text:a></text:p>
          </table:table-cell>
          <table:table-cell office:value-type="string" calcext:value-type="string">
            <text:p>2017/08/0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296020.aspx?lan=11&amp;art=9&amp;snr=20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96020.aspx?lan=11" xlink:type="simple">Открытое первенство Владимирс</text:a></text:p>
          </table:table-cell>
          <table:table-cell office:value-type="string" calcext:value-type="string">
            <text:p>2017/08/0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495552.aspx?lan=11&amp;art=9&amp;snr=1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95552.aspx?lan=11" xlink:type="simple">Рейтинговый турнир СВФУ среди</text:a></text:p>
          </table:table-cell>
          <table:table-cell office:value-type="string" calcext:value-type="string">
            <text:p>2019/12/0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://chess-results.com/tnr303937.aspx?lan=11&amp;art=9&amp;snr=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03937.aspx?lan=11" xlink:type="simple">Шахматный турнир "Открытие сез</text:a></text:p>
          </table:table-cell>
          <table:table-cell office:value-type="string" calcext:value-type="string">
            <text:p>2017/09/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170695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70695.aspx?lan=11" xlink:type="simple">Шахматный турнир "Юные надежды</text:a></text:p>
          </table:table-cell>
          <table:table-cell office:value-type="string" calcext:value-type="string">
            <text:p>2015/04/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156050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56050.aspx?lan=11" xlink:type="simple">Новогодний шахматный турнир</text:a></text:p>
          </table:table-cell>
          <table:table-cell office:value-type="string" calcext:value-type="string">
            <text:p>2014/12/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://chess-results.com/tnr134577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34577.aspx?lan=11" xlink:type="simple">Шахматный турнир на кубок "Поб</text:a></text:p>
          </table:table-cell>
          <table:table-cell office:value-type="string" calcext:value-type="string">
            <text:p>2014/05/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498691.aspx?lan=11&amp;art=9&amp;snr=5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98691.aspx?lan=11" xlink:type="simple">Турнир на призы "Деда Мороза 2</text:a></text:p>
          </table:table-cell>
          <table:table-cell office:value-type="string" calcext:value-type="string">
            <text:p>2019/12/14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http://chess-results.com/tnr498894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98894.aspx?lan=11" xlink:type="simple">Новогодний шахматный турнир.</text:a></text:p>
          </table:table-cell>
          <table:table-cell office:value-type="string" calcext:value-type="string">
            <text:p>2019/12/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://chess-results.com/tnr492186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92186.aspx?lan=11" xlink:type="simple">Осенний шахматный турнир 2019</text:a></text:p>
          </table:table-cell>
          <table:table-cell office:value-type="string" calcext:value-type="string">
            <text:p>2019/11/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479712.aspx?lan=11&amp;art=9&amp;snr=2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Якутск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79712.aspx?lan=11" xlink:type="simple">Республиканский шашечный фести</text:a></text:p>
          </table:table-cell>
          <table:table-cell office:value-type="string" calcext:value-type="string">
            <text:p>2019/10/1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http://chess-results.com/tnr481869.aspx?lan=11&amp;art=9&amp;snr=1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81869.aspx?lan=11" xlink:type="simple">Турнир среди обучающихся МБОУ</text:a></text:p>
          </table:table-cell>
          <table:table-cell office:value-type="string" calcext:value-type="string">
            <text:p>2019/10/11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http://chess-results.com/tnr473261.aspx?lan=11&amp;art=9&amp;snr=3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Одесос"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73261.aspx?lan=11" xlink:type="simple">Открит турнир по шахмат "РАПИД</text:a></text:p>
          </table:table-cell>
          <table:table-cell office:value-type="string" calcext:value-type="string">
            <text:p>2019/09/2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http://chess-results.com/tnr473322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73322.aspx?lan=11" xlink:type="simple">Открытие шахматного сезона Se</text:a></text:p>
          </table:table-cell>
          <table:table-cell office:value-type="string" calcext:value-type="string">
            <text:p>2019/09/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449320.aspx?lan=11&amp;art=9&amp;snr=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UKR</text:p>
          </table:table-cell>
          <table:table-cell office:value-type="string" calcext:value-type="string">
            <text:p><text:a xlink:href="http://chess-results.com/tnr449320.aspx?lan=11" xlink:type="simple">шашки чекерс</text:a></text:p>
          </table:table-cell>
          <table:table-cell office:value-type="string" calcext:value-type="string">
            <text:p>2019/06/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449320.aspx?lan=11&amp;art=9&amp;snr=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UKR</text:p>
          </table:table-cell>
          <table:table-cell office:value-type="string" calcext:value-type="string">
            <text:p><text:a xlink:href="http://chess-results.com/tnr449320.aspx?lan=11" xlink:type="simple">шашки чекерс</text:a></text:p>
          </table:table-cell>
          <table:table-cell office:value-type="string" calcext:value-type="string">
            <text:p>2019/06/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441987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41987.aspx?lan=11" xlink:type="simple">Закрытие шахматного сезона 20</text:a></text:p>
          </table:table-cell>
          <table:table-cell office:value-type="string" calcext:value-type="string">
            <text:p>2019/05/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http://chess-results.com/tnr432381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32381.aspx?lan=11" xlink:type="simple">Шахматный турнир, посвященный</text:a></text:p>
          </table:table-cell>
          <table:table-cell office:value-type="string" calcext:value-type="string">
            <text:p>2019/04/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://chess-results.com/tnr425903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25903.aspx?lan=11" xlink:type="simple">Весенний шахматный турнир 2019</text:a></text:p>
          </table:table-cell>
          <table:table-cell office:value-type="string" calcext:value-type="string">
            <text:p>2019/03/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http://chess-results.com/tnr408599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08599.aspx?lan=11" xlink:type="simple">Рождественский шахматный турни</text:a></text:p>
          </table:table-cell>
          <table:table-cell office:value-type="string" calcext:value-type="string">
            <text:p>2019/01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chess-results.com/tnr402476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02476.aspx?lan=11" xlink:type="simple">Коледен турнир на Враца</text:a></text:p>
          </table:table-cell>
          <table:table-cell office:value-type="string" calcext:value-type="string">
            <text:p>2018/12/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://chess-results.com/tnr394758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94758.aspx?lan=11" xlink:type="simple">Осенний шахматный турнир Nov17</text:a></text:p>
          </table:table-cell>
          <table:table-cell office:value-type="string" calcext:value-type="string">
            <text:p>2018/11/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chess-results.com/tnr386189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86189.aspx?lan=11" xlink:type="simple">Шахматный турнир Юные Надежды</text:a></text:p>
          </table:table-cell>
          <table:table-cell office:value-type="string" calcext:value-type="string">
            <text:p>2018/10/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385546.aspx?lan=11&amp;art=9&amp;snr=9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85546.aspx?lan=11" xlink:type="simple">ДОП за сеньори над 50 г.</text:a></text:p>
          </table:table-cell>
          <table:table-cell office:value-type="string" calcext:value-type="string">
            <text:p>2018/10/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://chess-results.com/tnr379807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79807.aspx?lan=11" xlink:type="simple">Шахматный турнир "Открытие Сез</text:a></text:p>
          </table:table-cell>
          <table:table-cell office:value-type="string" calcext:value-type="string">
            <text:p>2018/09/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://chess-results.com/tnr350816.aspx?lan=11&amp;art=9&amp;snr=50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МО, Раменское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50816.aspx?lan=11" xlink:type="simple">"Звездный путь - 2018"мальчики</text:a></text:p>
          </table:table-cell>
          <table:table-cell office:value-type="string" calcext:value-type="string">
            <text:p>2018/05/2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<text:a xlink:href="http://chess-results.com/tnr355584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55584.aspx?lan=11" xlink:type="simple">Шахматный турнир на Кубок Побе</text:a></text:p>
          </table:table-cell>
          <table:table-cell office:value-type="string" calcext:value-type="string">
            <text:p>2018/05/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://chess-results.com/tnr349133.aspx?lan=11&amp;art=9&amp;snr=1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49133.aspx?lan=11" xlink:type="simple">11-летие ШШС "Подрастающее Пок</text:a></text:p>
          </table:table-cell>
          <table:table-cell office:value-type="string" calcext:value-type="string">
            <text:p>2018/04/2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346969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46969.aspx?lan=11" xlink:type="simple">Шахматный турнир, посвященный</text:a></text:p>
          </table:table-cell>
          <table:table-cell office:value-type="string" calcext:value-type="string">
            <text:p>2018/04/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340281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40281.aspx?lan=11" xlink:type="simple">Шахматный турнир "Весенний 201</text:a></text:p>
          </table:table-cell>
          <table:table-cell office:value-type="string" calcext:value-type="string">
            <text:p>2018/03/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327978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27978.aspx?lan=11" xlink:type="simple">Районно първенство на община В</text:a></text:p>
          </table:table-cell>
          <table:table-cell office:value-type="string" calcext:value-type="string">
            <text:p>2018/01/2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327948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27948.aspx?lan=11" xlink:type="simple">Шахматный турнир "Рождественск</text:a></text:p>
          </table:table-cell>
          <table:table-cell office:value-type="string" calcext:value-type="string">
            <text:p>2018/01/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string" calcext:value-type="string">
            <text:p><text:a xlink:href="http://chess-results.com/tnr320711.aspx?lan=11&amp;art=9&amp;snr=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кл. ОУ "В.Априлов"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20711.aspx?lan=11" xlink:type="simple">Детски турнир по шахмат "Ангел</text:a></text:p>
          </table:table-cell>
          <table:table-cell office:value-type="string" calcext:value-type="string">
            <text:p>2017/12/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321290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21290.aspx?lan=11" xlink:type="simple">Новогодний шахматный турнир</text:a></text:p>
          </table:table-cell>
          <table:table-cell office:value-type="string" calcext:value-type="string">
            <text:p>2017/12/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chess-results.com/tnr305134.aspx?lan=11&amp;art=9&amp;snr=1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05134.aspx?lan=11" xlink:type="simple">Карнобат Блиц</text:a></text:p>
          </table:table-cell>
          <table:table-cell office:value-type="string" calcext:value-type="string">
            <text:p>2017/10/0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://chess-results.com/tnr298538.aspx?lan=11&amp;art=9&amp;snr=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98538.aspx?lan=11" xlink:type="simple">Турнир „55 години ШК „Марица -</text:a></text:p>
          </table:table-cell>
          <table:table-cell office:value-type="string" calcext:value-type="string">
            <text:p>2017/09/3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<text:a xlink:href="http://chess-results.com/tnr295962.aspx?lan=11&amp;art=9&amp;snr=8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95962.aspx?lan=11" xlink:type="simple">Гандикап турнир в рамках фести</text:a></text:p>
          </table:table-cell>
          <table:table-cell office:value-type="string" calcext:value-type="string">
            <text:p>2017/08/05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<text:a xlink:href="http://chess-results.com/tnr285257.aspx?lan=11&amp;art=9&amp;snr=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Москов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85257.aspx?lan=11" xlink:type="simple">Квалификационный рейтинговый т</text:a></text:p>
          </table:table-cell>
          <table:table-cell office:value-type="string" calcext:value-type="string">
            <text:p>2017/05/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://chess-results.com/tnr282684.aspx?lan=11&amp;art=9&amp;snr=2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82684.aspx?lan=11" xlink:type="simple">Шахматный турнир "Закрытие сез</text:a></text:p>
          </table:table-cell>
          <table:table-cell office:value-type="string" calcext:value-type="string">
            <text:p>2017/05/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281259.aspx?lan=11&amp;art=9&amp;snr=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81259.aspx?lan=11" xlink:type="simple">Шахматный турнир на кубок "Поб</text:a></text:p>
          </table:table-cell>
          <table:table-cell office:value-type="string" calcext:value-type="string">
            <text:p>2017/05/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://chess-results.com/tnr276203.aspx?lan=11&amp;art=9&amp;snr=109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76203.aspx?lan=11" xlink:type="simple">Купа "Деца и родители"</text:a></text:p>
          </table:table-cell>
          <table:table-cell office:value-type="string" calcext:value-type="string">
            <text:p>2017/04/2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<text:a xlink:href="http://chess-results.com/tnr276203.aspx?lan=11&amp;art=9&amp;snr=110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76203.aspx?lan=11" xlink:type="simple">Купа "Деца и родители"</text:a></text:p>
          </table:table-cell>
          <table:table-cell office:value-type="string" calcext:value-type="string">
            <text:p>2017/04/2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</table:table-row>
        <table:table-row table:style-name="ro4">
          <table:table-cell office:value-type="string" calcext:value-type="string">
            <text:p><text:a xlink:href="http://chess-results.com/tnr276359.aspx?lan=11&amp;art=9&amp;snr=1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Св. Св. Кирил и Методий" Гърмен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76359.aspx?lan=11" xlink:type="simple">8-th memorial Stiljan Strugov</text:a></text:p>
          </table:table-cell>
          <table:table-cell office:value-type="string" calcext:value-type="string">
            <text:p>2017/04/2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http://chess-results.com/tnr272978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72978.aspx?lan=11" xlink:type="simple">ДЕТСКИ ТУРНИР "ТЪРНОВСКО ЦАРСТ</text:a></text:p>
          </table:table-cell>
          <table:table-cell office:value-type="string" calcext:value-type="string">
            <text:p>2017/04/0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http://chess-results.com/tnr270196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70196.aspx?lan=11" xlink:type="simple">Весенний шахматный турнир</text:a></text:p>
          </table:table-cell>
          <table:table-cell office:value-type="string" calcext:value-type="string">
            <text:p>2017/03/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http://chess-results.com/tnr266016.aspx?lan=11&amp;art=9&amp;snr=3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66016.aspx?lan=11" xlink:type="simple">Семейный турнир РШШ СПБ</text:a></text:p>
          </table:table-cell>
          <table:table-cell office:value-type="string" calcext:value-type="string">
            <text:p>2017/02/2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http://chess-results.com/tnr265275.aspx?lan=11&amp;art=9&amp;snr=2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65275.aspx?lan=11" xlink:type="simple">Фестиваль по шахматам среди се</text:a></text:p>
          </table:table-cell>
          <table:table-cell office:value-type="string" calcext:value-type="string">
            <text:p>2017/02/2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<text:a xlink:href="http://chess-results.com/tnr257776.aspx?lan=11&amp;art=9&amp;snr=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57776.aspx?lan=11" xlink:type="simple">Трети турнир за купа Раднево -</text:a></text:p>
          </table:table-cell>
          <table:table-cell office:value-type="string" calcext:value-type="string">
            <text:p>2017/01/2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<text:a xlink:href="http://chess-results.com/tnr254348.aspx?lan=11&amp;art=9&amp;snr=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54348.aspx?lan=11" xlink:type="simple">Новогодний шахматный турнир</text:a></text:p>
          </table:table-cell>
          <table:table-cell office:value-type="string" calcext:value-type="string">
            <text:p>2016/12/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<text:a xlink:href="http://chess-results.com/tnr250121.aspx?lan=11&amp;art=9&amp;snr=9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50121.aspx?lan=11" xlink:type="simple">Десети турнир "Тракийско конче</text:a></text:p>
          </table:table-cell>
          <table:table-cell office:value-type="string" calcext:value-type="string">
            <text:p>2016/11/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http://chess-results.com/tnr240055.aspx?lan=11&amp;art=9&amp;snr=2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Фролов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40055.aspx?lan=11" xlink:type="simple">Квалификационный турнир №1(24.</text:a></text:p>
          </table:table-cell>
          <table:table-cell office:value-type="string" calcext:value-type="string">
            <text:p>2016/10/0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http://chess-results.com/tnr240111.aspx?lan=11&amp;art=9&amp;snr=3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40111.aspx?lan=11" xlink:type="simple">Шахматный турнир "Открытие сез</text:a></text:p>
          </table:table-cell>
          <table:table-cell office:value-type="string" calcext:value-type="string">
            <text:p>2016/09/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<text:a xlink:href="http://chess-results.com/tnr224872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24872.aspx?lan=11" xlink:type="simple">Шахматный турнир, посвященный</text:a></text:p>
          </table:table-cell>
          <table:table-cell office:value-type="string" calcext:value-type="string">
            <text:p>2016/06/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chess-results.com/tnr224771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Фролов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24771.aspx?lan=11" xlink:type="simple">Открытое Первенство Челябинска</text:a></text:p>
          </table:table-cell>
          <table:table-cell office:value-type="string" calcext:value-type="string">
            <text:p>2016/05/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http://chess-results.com/tnr220844.aspx?lan=11&amp;art=9&amp;snr=1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Фролов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20844.aspx?lan=11" xlink:type="simple">Первенство Челябинска 2016 год</text:a></text:p>
          </table:table-cell>
          <table:table-cell office:value-type="string" calcext:value-type="string">
            <text:p>2016/05/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http://chess-results.com/tnr215025.aspx?lan=11&amp;art=9&amp;snr=2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Фролов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15025.aspx?lan=11" xlink:type="simple">Квалификационный турнир № 8 по</text:a></text:p>
          </table:table-cell>
          <table:table-cell office:value-type="string" calcext:value-type="string">
            <text:p>2016/04/2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<text:a xlink:href="http://chess-results.com/tnr214072.aspx?lan=11&amp;art=9&amp;snr=1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Ладья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14072.aspx?lan=11" xlink:type="simple">Турнир А (начинающие) Фестивал</text:a></text:p>
          </table:table-cell>
          <table:table-cell office:value-type="string" calcext:value-type="string">
            <text:p>2016/03/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http://chess-results.com/tnr213105.aspx?lan=11&amp;art=9&amp;snr=2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13105.aspx?lan=11" xlink:type="simple">Весенний шахматный турнир</text:a></text:p>
          </table:table-cell>
          <table:table-cell office:value-type="string" calcext:value-type="string">
            <text:p>2016/03/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208600.aspx?lan=11&amp;art=9&amp;snr=2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08600.aspx?lan=11" xlink:type="simple">Квалификационный турнир №6 по</text:a></text:p>
          </table:table-cell>
          <table:table-cell office:value-type="string" calcext:value-type="string">
            <text:p>2016/02/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<text:a xlink:href="http://chess-results.com/tnr208802.aspx?lan=11&amp;art=9&amp;snr=9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08802.aspx?lan=11" xlink:type="simple">Фестиваль по шахматам среди се</text:a></text:p>
          </table:table-cell>
          <table:table-cell office:value-type="string" calcext:value-type="string">
            <text:p>2016/02/1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<text:a xlink:href="http://chess-results.com/tnr206991.aspx?lan=11&amp;art=9&amp;snr=20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06991.aspx?lan=11" xlink:type="simple">9-ти МЕМОРИАЛ ГЮЗЕЛЕВ 2016 Бур</text:a></text:p>
          </table:table-cell>
          <table:table-cell office:value-type="string" calcext:value-type="string">
            <text:p>2016/02/08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<text:a xlink:href="http://chess-results.com/tnr204915.aspx?lan=11&amp;art=9&amp;snr=3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04915.aspx?lan=11" xlink:type="simple">Первенство клуба ПМК "Восход"</text:a></text:p>
          </table:table-cell>
          <table:table-cell office:value-type="string" calcext:value-type="string">
            <text:p>2016/01/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204188.aspx?lan=11&amp;art=9&amp;snr=2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04188.aspx?lan=11" xlink:type="simple">Семейный турнир Перово 2016 го</text:a></text:p>
          </table:table-cell>
          <table:table-cell office:value-type="string" calcext:value-type="string">
            <text:p>2016/01/1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<text:a xlink:href="http://chess-results.com/tnr201034.aspx?lan=11&amp;art=9&amp;snr=3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01034.aspx?lan=11" xlink:type="simple">Новогодний шахматный турнир</text:a></text:p>
          </table:table-cell>
          <table:table-cell office:value-type="string" calcext:value-type="string">
            <text:p>2015/12/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196756.aspx?lan=11&amp;art=9&amp;snr=2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"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96756.aspx?lan=11" xlink:type="simple">Осми турнир Тракийско конче до</text:a></text:p>
          </table:table-cell>
          <table:table-cell office:value-type="string" calcext:value-type="string">
            <text:p>2015/11/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http://chess-results.com/tnr196412.aspx?lan=11&amp;art=9&amp;snr=3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96412.aspx?lan=11" xlink:type="simple">Осенний шахматный турнир</text:a></text:p>
          </table:table-cell>
          <table:table-cell office:value-type="string" calcext:value-type="string">
            <text:p>2015/11/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http://chess-results.com/tnr192403.aspx?lan=11&amp;art=9&amp;snr=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92403.aspx?lan=11" xlink:type="simple">Шахматный турнир "Юные надежды</text:a></text:p>
          </table:table-cell>
          <table:table-cell office:value-type="string" calcext:value-type="string">
            <text:p>2015/10/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162504.aspx?lan=11&amp;art=9&amp;snr=1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62504.aspx?lan=11" xlink:type="simple">Командное первенство Санкт-Пет</text:a></text:p>
          </table:table-cell>
          <table:table-cell office:value-type="string" calcext:value-type="string">
            <text:p>2015/02/2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office:value-type="string" calcext:value-type="string">
            <text:p><text:a xlink:href="http://chess-results.com/tnr159442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59442.aspx?lan=11" xlink:type="simple">Шахматный турнир "Зимнее перве</text:a></text:p>
          </table:table-cell>
          <table:table-cell office:value-type="string" calcext:value-type="string">
            <text:p>2015/01/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152800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52800.aspx?lan=11" xlink:type="simple">Шахматный турнир"Первенство Кл</text:a></text:p>
          </table:table-cell>
          <table:table-cell office:value-type="string" calcext:value-type="string">
            <text:p>2014/11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149672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49672.aspx?lan=11" xlink:type="simple">Ocенний шахматный турнир</text:a></text:p>
          </table:table-cell>
          <table:table-cell office:value-type="string" calcext:value-type="string">
            <text:p>2014/10/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131727.aspx?lan=11&amp;art=9&amp;snr=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31727.aspx?lan=11" xlink:type="simple">Турнир по случай Великден - Ям</text:a></text:p>
          </table:table-cell>
          <table:table-cell office:value-type="string" calcext:value-type="string">
            <text:p>2014/04/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chess-results.com/tnr127739.aspx?lan=11&amp;art=9&amp;snr=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27739.aspx?lan=11" xlink:type="simple">Шахматный турнир, посвященный</text:a></text:p>
          </table:table-cell>
          <table:table-cell office:value-type="string" calcext:value-type="string">
            <text:p>2014/03/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127078.aspx?lan=11&amp;art=9&amp;snr=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27078.aspx?lan=11" xlink:type="simple">Командное первенство Санкт-Пет</text:a></text:p>
          </table:table-cell>
          <table:table-cell office:value-type="string" calcext:value-type="string">
            <text:p>2014/03/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http://chess-results.com/tnr125583.aspx?lan=11&amp;art=9&amp;snr=23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25583.aspx?lan=11" xlink:type="simple">Фестиваль по шахматам среди се</text:a></text:p>
          </table:table-cell>
          <table:table-cell office:value-type="string" calcext:value-type="string">
            <text:p>2014/02/2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http://chess-results.com/tnr122793.aspx?lan=11&amp;art=9&amp;snr=21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2793.aspx?lan=11" xlink:type="simple">Общинско първенство по шахмат</text:a></text:p>
          </table:table-cell>
          <table:table-cell office:value-type="string" calcext:value-type="string">
            <text:p>2014/01/2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<text:a xlink:href="http://chess-results.com/tnr122170.aspx?lan=11&amp;art=9&amp;snr=18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2170.aspx?lan=11" xlink:type="simple">Общинско първенство по шахмат</text:a></text:p>
          </table:table-cell>
          <table:table-cell office:value-type="string" calcext:value-type="string">
            <text:p>2014/01/1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119658.aspx?lan=11&amp;art=9&amp;snr=6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19658.aspx?lan=11" xlink:type="simple">Новогодний шахматный турнир</text:a></text:p>
          </table:table-cell>
          <table:table-cell office:value-type="string" calcext:value-type="string">
            <text:p>2013/12/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116501.aspx?lan=11&amp;art=9&amp;snr=3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ЦСК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16501.aspx?lan=11" xlink:type="simple">Sofia - Arena Armeetz IV-VII k</text:a></text:p>
          </table:table-cell>
          <table:table-cell office:value-type="string" calcext:value-type="string">
            <text:p>2013/12/1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<text:a xlink:href="http://chess-results.com/tnr116394.aspx?lan=11&amp;art=9&amp;snr=27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риморский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16394.aspx?lan=11" xlink:type="simple">Первенство Санкт-Петербурга по</text:a></text:p>
          </table:table-cell>
          <table:table-cell office:value-type="string" calcext:value-type="string">
            <text:p>2013/11/28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<text:a xlink:href="http://chess-results.com/tnr96220.aspx?lan=11&amp;art=9&amp;snr=4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риморский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96220.aspx?lan=11" xlink:type="simple">Первенство Санкт-Петербурга по</text:a></text:p>
          </table:table-cell>
          <table:table-cell office:value-type="string" calcext:value-type="string">
            <text:p>2013/03/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http://chess-results.com/tnr96401.aspx?lan=11&amp;art=9&amp;snr=42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риморский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96401.aspx?lan=11" xlink:type="simple">Первенство Санкт-Петербурга по</text:a></text:p>
          </table:table-cell>
          <table:table-cell office:value-type="string" calcext:value-type="string">
            <text:p>2013/03/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http://chess-results.com/tnr36509.aspx?lan=11&amp;art=9&amp;snr=4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6509.aspx?lan=11" xlink:type="simple">Купа Варна Юли 2010</text:a></text:p>
          </table:table-cell>
          <table:table-cell office:value-type="string" calcext:value-type="string">
            <text:p>2010/07/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http://chess-results.com/tnr34594.aspx?lan=11&amp;art=9&amp;snr=27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ловдив Пловди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4594.aspx?lan=11" xlink:type="simple">АСЕНОВА КРЕПОСТ-2</text:a></text:p>
          </table:table-cell>
          <table:table-cell office:value-type="string" calcext:value-type="string">
            <text:p>2010/05/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<text:a xlink:href="http://chess-results.com/tnr34278.aspx?lan=11&amp;art=9&amp;snr=25" xlink:type="simple">Ивано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У Молекулярна биология (4)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4278.aspx?lan=11" xlink:type="simple">Софийски университет "Яйцето-4</text:a></text:p>
          </table:table-cell>
          <table:table-cell office:value-type="string" calcext:value-type="string">
            <text:p>2010/05/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<text:a xlink:href="http://chess-results.com/tnr255226.aspx?lan=11&amp;art=9&amp;snr=52" xlink:type="simple">Иванов Иван Александрович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55226.aspx?lan=11" xlink:type="simple">Новогодний блиц-турнир СШОР №5</text:a></text:p>
          </table:table-cell>
          <table:table-cell office:value-type="string" calcext:value-type="string">
            <text:p>2016/12/2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<text:a xlink:href="http://chess-results.com/tnr419918.aspx?lan=11&amp;art=9&amp;snr=43" xlink:type="simple">Иванов Иван Андреевич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19918.aspx?lan=11" xlink:type="simple">Чемпионат МБОУ «Траковская СОШ</text:a></text:p>
          </table:table-cell>
          <table:table-cell office:value-type="string" calcext:value-type="string">
            <text:p>2019/03/0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<text:a xlink:href="http://chess-results.com/tnr249292.aspx?lan=11&amp;art=9&amp;snr=43" xlink:type="simple">Иванов Иван Викторович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49292.aspx?lan=11" xlink:type="simple">Кубок федерации Челябинской об</text:a></text:p>
          </table:table-cell>
          <table:table-cell office:value-type="string" calcext:value-type="string">
            <text:p>2016/11/1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<text:a xlink:href="http://chess-results.com/tnr406369.aspx?lan=11&amp;art=9&amp;snr=73" xlink:type="simple">Иванов Иван Владиславович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Чувашская республик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06369.aspx?lan=11" xlink:type="simple">Командное первенство по быстры</text:a></text:p>
          </table:table-cell>
          <table:table-cell office:value-type="string" calcext:value-type="string">
            <text:p>2019/01/3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</table:table-row>
        <table:table-row table:style-name="ro3">
          <table:table-cell office:value-type="string" calcext:value-type="string">
            <text:p><text:a xlink:href="http://chess-results.com/tnr287756.aspx?lan=11&amp;art=9&amp;snr=42" xlink:type="simple">Иванов Иван Г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7756.aspx?lan=11" xlink:type="simple">XI Детски турнир "Тракийско ко</text:a></text:p>
          </table:table-cell>
          <table:table-cell office:value-type="string" calcext:value-type="string">
            <text:p>2017/06/1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http://chess-results.com/tnr127547.aspx?lan=11&amp;art=9&amp;snr=20" xlink:type="simple">Иванов Иван Г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Ямбол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7547.aspx?lan=11" xlink:type="simple">Цветница 2014</text:a></text:p>
          </table:table-cell>
          <table:table-cell office:value-type="string" calcext:value-type="string">
            <text:p>2014/04/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http://chess-results.com/tnr128841.aspx?lan=11&amp;art=9&amp;snr=5" xlink:type="simple">Иванов Иван Г.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8841.aspx?lan=11" xlink:type="simple">Зонови Градски Първенства на ф</text:a></text:p>
          </table:table-cell>
          <table:table-cell office:value-type="string" calcext:value-type="string">
            <text:p>2014/03/2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http://chess-results.com/tnr68542.aspx?lan=11&amp;art=9&amp;snr=5" xlink:type="simple">Иванов Иван Г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в.П.Хrлендарски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8542.aspx?lan=11" xlink:type="simple">33th TOURNAMENT "LEIPZIG" 2012</text:a></text:p>
          </table:table-cell>
          <table:table-cell office:value-type="string" calcext:value-type="string">
            <text:p>2012/03/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http://chess-results.com/tnr44789.aspx?lan=11&amp;art=9&amp;snr=10" xlink:type="simple">Иванов Иван Г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Пловди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4789.aspx?lan=11" xlink:type="simple">LEVSKI JUNIOR 2011 BOYS</text:a></text:p>
          </table:table-cell>
          <table:table-cell office:value-type="string" calcext:value-type="string">
            <text:p>2011/02/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http://chess-results.com/tnr477589.aspx?lan=11&amp;art=9&amp;snr=61" xlink:type="simple">Иванов Иван Георгиев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77589.aspx?lan=11" xlink:type="simple">XXIV турнир по ускорен шах "ГЕ</text:a></text:p>
          </table:table-cell>
          <table:table-cell office:value-type="string" calcext:value-type="string">
            <text:p>2019/10/2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http://chess-results.com/tnr44789.aspx?lan=11&amp;art=9&amp;snr=35" xlink:type="simple">Иванов Иван Д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4789.aspx?lan=11" xlink:type="simple">LEVSKI JUNIOR 2011 BOYS</text:a></text:p>
          </table:table-cell>
          <table:table-cell office:value-type="string" calcext:value-type="string">
            <text:p>2011/02/19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://chess-results.com/tnr186787.aspx?lan=11&amp;art=9&amp;snr=52" xlink:type="simple">Иванов Иван З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Траяна 2011"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86787.aspx?lan=11" xlink:type="simple">1-ви турнир по ускорен шахмат</text:a></text:p>
          </table:table-cell>
          <table:table-cell office:value-type="string" calcext:value-type="string">
            <text:p>2015/09/2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<text:a xlink:href="http://chess-results.com/tnr225866.aspx?lan=11&amp;art=9&amp;snr=10" xlink:type="simple">Иванов Иван Зл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25866.aspx?lan=11" xlink:type="simple">Девети детски турнир Тракийско</text:a></text:p>
          </table:table-cell>
          <table:table-cell office:value-type="string" calcext:value-type="string">
            <text:p>2016/06/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<text:a xlink:href="http://chess-results.com/tnr283651.aspx?lan=11&amp;art=9&amp;snr=7" xlink:type="simple">Иванов Иван Зл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3651.aspx?lan=11" xlink:type="simple">Втори турнир за купа "Контур Г</text:a></text:p>
          </table:table-cell>
          <table:table-cell office:value-type="string" calcext:value-type="string">
            <text:p>2017/06/2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<text:a xlink:href="http://chess-results.com/tnr284782.aspx?lan=11&amp;art=9&amp;snr=11" xlink:type="simple">Иванов Иван Зл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4782.aspx?lan=11" xlink:type="simple">V Купа "Димитровград"</text:a></text:p>
          </table:table-cell>
          <table:table-cell office:value-type="string" calcext:value-type="string">
            <text:p>2017/06/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<text:a xlink:href="http://chess-results.com/tnr287756.aspx?lan=11&amp;art=9&amp;snr=7" xlink:type="simple">Иванов Иван Зл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Траяна 2011" -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7756.aspx?lan=11" xlink:type="simple">XI Детски турнир "Тракийско ко</text:a></text:p>
          </table:table-cell>
          <table:table-cell office:value-type="string" calcext:value-type="string">
            <text:p>2017/06/17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<text:a xlink:href="http://chess-results.com/tnr281714.aspx?lan=11&amp;art=9&amp;snr=18" xlink:type="simple">Иванов Иван Зл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Хасково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1714.aspx?lan=11" xlink:type="simple">IV Купа "Димитровград"</text:a></text:p>
          </table:table-cell>
          <table:table-cell office:value-type="string" calcext:value-type="string">
            <text:p>2017/05/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172178.aspx?lan=11&amp;art=9&amp;snr=9" xlink:type="simple">Иванов Иван Златев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72178.aspx?lan=11" xlink:type="simple">Шах в училище - Финал B4Добрич</text:a></text:p>
          </table:table-cell>
          <table:table-cell office:value-type="string" calcext:value-type="string">
            <text:p>2015/05/0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57963.aspx?lan=11&amp;art=9&amp;snr=49" xlink:type="simple">Иванов Иван Ив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7963.aspx?lan=11" xlink:type="simple">Bulgarian Rapid Championship 2</text:a></text:p>
          </table:table-cell>
          <table:table-cell office:value-type="string" calcext:value-type="string">
            <text:p>2011/10/1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http://chess-results.com/tnr44789.aspx?lan=11&amp;art=9&amp;snr=24" xlink:type="simple">Иванов Иван Ив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4789.aspx?lan=11" xlink:type="simple">LEVSKI JUNIOR 2011 BOYS</text:a></text:p>
          </table:table-cell>
          <table:table-cell office:value-type="string" calcext:value-type="string">
            <text:p>2011/02/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<text:a xlink:href="http://chess-results.com/tnr322489.aspx?lan=11&amp;art=9&amp;snr=8" xlink:type="simple">ИВАНОВ Иван Йор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Хан Аспарух"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22489.aspx?lan=11" xlink:type="simple">Шахматна Коледа в ШК "Хан Аспа</text:a></text:p>
          </table:table-cell>
          <table:table-cell office:value-type="string" calcext:value-type="string">
            <text:p>2017/12/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340802.aspx?lan=11&amp;art=9&amp;snr=10" xlink:type="simple">Иванов Иван С.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40802.aspx?lan=11" xlink:type="simple">ОПЕН-КЛАССИКА РШШ. на рейтинг</text:a></text:p>
          </table:table-cell>
          <table:table-cell office:value-type="string" calcext:value-type="string">
            <text:p>2018/03/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chess-results.com/tnr420883.aspx?lan=11&amp;art=9&amp;snr=149" xlink:type="simple">Иванов Иван Сергеевич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моле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20883.aspx?lan=11" xlink:type="simple">"Восхождение 2019" Соревновани</text:a></text:p>
          </table:table-cell>
          <table:table-cell office:value-type="string" calcext:value-type="string">
            <text:p>2019/03/2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</table:table-row>
        <table:table-row table:style-name="ro4">
          <table:table-cell office:value-type="string" calcext:value-type="string">
            <text:p><text:a xlink:href="http://chess-results.com/tnr170191.aspx?lan=11&amp;art=9&amp;snr=3" xlink:type="simple">Иванов Иван С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СОУ "Св. Св. Кирил и Методий" Гърме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70191.aspx?lan=11" xlink:type="simple">6-th memorial Stiljan Strugov</text:a></text:p>
          </table:table-cell>
          <table:table-cell office:value-type="string" calcext:value-type="string">
            <text:p>2015/04/1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http://chess-results.com/tnr379085.aspx?lan=11&amp;art=9&amp;snr=60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79085.aspx?lan=11" xlink:type="simple">III Шахматен турнир "Нова Заго</text:a></text:p>
          </table:table-cell>
          <table:table-cell office:value-type="string" calcext:value-type="string">
            <text:p>2018/10/0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<text:a xlink:href="http://chess-results.com/tnr356803.aspx?lan=11&amp;art=9&amp;snr=5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56803.aspx?lan=11" xlink:type="simple">XII Шахматен турнир "Тракийско</text:a></text:p>
          </table:table-cell>
          <table:table-cell office:value-type="string" calcext:value-type="string">
            <text:p>2018/05/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a xlink:href="http://chess-results.com/tnr283654.aspx?lan=11&amp;art=9&amp;snr=1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3654.aspx?lan=11" xlink:type="simple">Втори турнир за купа "Контур Г</text:a></text:p>
          </table:table-cell>
          <table:table-cell office:value-type="string" calcext:value-type="string">
            <text:p>2017/06/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http://chess-results.com/tnr287757.aspx?lan=11&amp;art=9&amp;snr=1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7757.aspx?lan=11" xlink:type="simple">XI Детски турнир "Тракийско ко</text:a></text:p>
          </table:table-cell>
          <table:table-cell office:value-type="string" calcext:value-type="string">
            <text:p>2017/06/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<text:a xlink:href="http://chess-results.com/tnr262262.aspx?lan=11&amp;art=9&amp;snr=1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 -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62262.aspx?lan=11" xlink:type="simple">Свобода - Б група - 20 мин</text:a></text:p>
          </table:table-cell>
          <table:table-cell office:value-type="string" calcext:value-type="string">
            <text:p>2017/03/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http://chess-results.com/tnr224939.aspx?lan=11&amp;art=9&amp;snr=2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ШК "Бургас 64"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24939.aspx?lan=11" xlink:type="simple">Девети детски турнир Тракийско</text:a></text:p>
          </table:table-cell>
          <table:table-cell office:value-type="string" calcext:value-type="string">
            <text:p>2016/06/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://chess-results.com/tnr90961.aspx?lan=11&amp;art=9&amp;snr=30" xlink:type="simple">Иванов Иван Т.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У Душо Хаджидеко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90961.aspx?lan=11" xlink:type="simple">34th TOURNAMENT "EVEREST" 2013</text:a></text:p>
          </table:table-cell>
          <table:table-cell office:value-type="string" calcext:value-type="string">
            <text:p>2013/01/26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<text:a xlink:href="http://chess-results.com/tnr420099.aspx?lan=11&amp;art=9&amp;snr=13" xlink:type="simple">Иванов Пейчев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Балчик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20099.aspx?lan=11" xlink:type="simple">IV мемориал Тихомир Енчев</text:a></text:p>
          </table:table-cell>
          <table:table-cell office:value-type="string" calcext:value-type="string">
            <text:p>2019/03/0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://chess-results.com/tnr245283.aspx?lan=11&amp;art=9&amp;snr=92" xlink:type="simple">Ивановски Иван</text:a>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MKD</text:p>
          </table:table-cell>
          <table:table-cell office:value-type="string" calcext:value-type="string">
            <text:p><text:a xlink:href="http://chess-results.com/tnr245283.aspx?lan=11" xlink:type="simple">Prvenstvo vo sah za mladi na g</text:a></text:p>
          </table:table-cell>
          <table:table-cell office:value-type="string" calcext:value-type="string">
            <text:p>2016/10/26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<text:a xlink:href="http://chess-results.com/tnr193017.aspx?lan=11&amp;art=9&amp;snr=11" xlink:type="simple">Иванов Г. Иван</text:a></text:p>
          </table:table-cell>
          <table:table-cell office:value-type="float" office:value="0" calcext:value-type="float">
            <text:p>0</text:p>
          </table:table-cell>
          <table:table-cell office:value-type="float" office:value="2904764" calcext:value-type="float">
            <text:p>2904764</text:p>
          </table:table-cell>
          <table:table-cell office:value-type="string" calcext:value-type="string">
            <text:p>Ямбол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93017.aspx?lan=11" xlink:type="simple">БУДИТЕЛ</text:a></text:p>
          </table:table-cell>
          <table:table-cell office:value-type="string" calcext:value-type="string">
            <text:p>2015/10/3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http://chess-results.com/tnr33429.aspx?lan=11&amp;art=9&amp;snr=52" xlink:type="simple">Иванов Иван Георгиев</text:a></text:p>
          </table:table-cell>
          <table:table-cell office:value-type="float" office:value="0" calcext:value-type="float">
            <text:p>0</text:p>
          </table:table-cell>
          <table:table-cell office:value-type="float" office:value="2915278" calcext:value-type="float">
            <text:p>2915278</text:p>
          </table:table-cell>
          <table:table-cell office:value-type="string" calcext:value-type="string">
            <text:p>"Пловдив" Пловди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3429.aspx?lan=11" xlink:type="simple">5-th rapid KAISSA CHESS JUNIOR</text:a></text:p>
          </table:table-cell>
          <table:table-cell office:value-type="string" calcext:value-type="string">
            <text:p>2010/05/0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<text:a xlink:href="http://chess-results.com/tnr274762.aspx?lan=11&amp;art=9&amp;snr=5" xlink:type="simple">ИВАНОВ Иван Зл.</text:a></text:p>
          </table:table-cell>
          <table:table-cell office:value-type="float" office:value="0" calcext:value-type="float">
            <text:p>0</text:p>
          </table:table-cell>
          <table:table-cell office:value-type="float" office:value="2928299" calcext:value-type="float">
            <text:p>2928299</text:p>
          </table:table-cell>
          <table:table-cell office:value-type="string" calcext:value-type="string">
            <text:p>"Траяна 2011" Стара Загор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74762.aspx?lan=11" xlink:type="simple">ПЪРВИ СТЪПКИ КЪМ ВЪРХА "A"</text:a></text:p>
          </table:table-cell>
          <table:table-cell office:value-type="string" calcext:value-type="string">
            <text:p>2017/05/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<text:a xlink:href="http://chess-results.com/tnr262302.aspx?lan=11&amp;art=9&amp;snr=11" xlink:type="simple">ИВАНОВ ИВАН</text:a></text:p>
          </table:table-cell>
          <table:table-cell office:value-type="float" office:value="0" calcext:value-type="float">
            <text:p>0</text:p>
          </table:table-cell>
          <table:table-cell office:value-type="float" office:value="2931575" calcext:value-type="float">
            <text:p>2931575</text:p>
          </table:table-cell>
          <table:table-cell office:value-type="string" calcext:value-type="string">
            <text:p>"Бургас 64"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62302.aspx?lan=11" xlink:type="simple">Детски турнир "ТЪРНОВСКО ЦАРСТ</text:a></text:p>
          </table:table-cell>
          <table:table-cell office:value-type="string" calcext:value-type="string">
            <text:p>2017/04/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<text:a xlink:href="http://chess-results.com/tnr193925.aspx?lan=11&amp;art=9&amp;snr=27" xlink:type="simple">Иванов Иван</text:a></text:p>
          </table:table-cell>
          <table:table-cell office:value-type="float" office:value="0" calcext:value-type="float">
            <text:p>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Альбатрос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193925.aspx?lan=11" xlink:type="simple">ПОЛУФИНАЛ ПЕРВЕНСТВА САНКТ-ПЕТ</text:a></text:p>
          </table:table-cell>
          <table:table-cell office:value-type="string" calcext:value-type="string">
            <text:p>2015/11/0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<text:a xlink:href="http://chess-results.com/tnr142400.aspx?lan=11&amp;art=9&amp;snr=23" xlink:type="simple">Иванов Иван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лосла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42400.aspx?lan=11" xlink:type="simple">Втори мемориал "Иван Добрев"</text:a></text:p>
          </table:table-cell>
          <table:table-cell office:value-type="string" calcext:value-type="string">
            <text:p>2014/08/1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http://chess-results.com/tnr301113.aspx?lan=11&amp;art=9&amp;snr=17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лосла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01113.aspx?lan=11" xlink:type="simple">Пети мемориал "Иван Добрев" 1</text:a></text:p>
          </table:table-cell>
          <table:table-cell office:value-type="string" calcext:value-type="string">
            <text:p>2017/09/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://chess-results.com/tnr238488.aspx?lan=11&amp;art=9&amp;snr=18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лосла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38488.aspx?lan=11" xlink:type="simple">Четвърти мемориал "Иван Добрев</text:a></text:p>
          </table:table-cell>
          <table:table-cell office:value-type="string" calcext:value-type="string">
            <text:p>2016/09/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http://chess-results.com/tnr187147.aspx?lan=11&amp;art=9&amp;snr=17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елосла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87147.aspx?lan=11" xlink:type="simple">Трети мемориал "Иван Добрев",</text:a></text:p>
          </table:table-cell>
          <table:table-cell office:value-type="string" calcext:value-type="string">
            <text:p>2015/09/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://chess-results.com/tnr130516.aspx?lan=11&amp;art=9&amp;snr=13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30516.aspx?lan=11" xlink:type="simple">Kupa Varna Rapid 04, 13.04.201</text:a></text:p>
          </table:table-cell>
          <table:table-cell office:value-type="string" calcext:value-type="string">
            <text:p>2014/04/1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://chess-results.com/tnr108019.aspx?lan=11&amp;art=9&amp;snr=19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08019.aspx?lan=11" xlink:type="simple">Първи мемориал "Иван Добрев"</text:a></text:p>
          </table:table-cell>
          <table:table-cell office:value-type="string" calcext:value-type="string">
            <text:p>2013/08/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http://chess-results.com/tnr86451.aspx?lan=11&amp;art=9&amp;snr=29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6451.aspx?lan=11" xlink:type="simple">11-ти Турнир по ускорен шах на</text:a></text:p>
          </table:table-cell>
          <table:table-cell office:value-type="string" calcext:value-type="string">
            <text:p>2012/12/0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http://chess-results.com/tnr74403.aspx?lan=11&amp;art=9&amp;snr=24" xlink:type="simple">Иванов Иван Пенчев</text:a>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74403.aspx?lan=11" xlink:type="simple">10-ти Турнир по ускорен шах на</text:a></text:p>
          </table:table-cell>
          <table:table-cell office:value-type="string" calcext:value-type="string">
            <text:p>2012/06/0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<text:a xlink:href="http://chess-results.com/tnr464002.aspx?lan=11&amp;art=9&amp;snr=28" xlink:type="simple">?????? ???????? ????</text:a>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nt Sent Patrick Academ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<text:a xlink:href="http://chess-results.com/tnr464002.aspx?lan=11" xlink:type="simple">U-14 (Boys) Pune DSO Organise</text:a></text:p>
          </table:table-cell>
          <table:table-cell office:value-type="string" calcext:value-type="string">
            <text:p>2019/08/22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<text:a xlink:href="http://chess-results.com/tnr494300.aspx?lan=11&amp;art=9&amp;snr=4" xlink:type="simple">Иванов Иван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рац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94300.aspx?lan=11" xlink:type="simple">Областно първенство Враца</text:a></text:p>
          </table:table-cell>
          <table:table-cell office:value-type="string" calcext:value-type="string">
            <text:p>2019/12/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http://chess-results.com/tnr224329.aspx?lan=11&amp;art=9&amp;snr=15" xlink:type="simple">ИВАНОВ Иван М.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24329.aspx?lan=11" xlink:type="simple">20 години СКШ ВрацаУскорен шах</text:a></text:p>
          </table:table-cell>
          <table:table-cell office:value-type="string" calcext:value-type="string">
            <text:p>2016/05/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://chess-results.com/tnr235523.aspx?lan=11&amp;art=9&amp;snr=10" xlink:type="simple">ИВАНОВ Иван М.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933195" calcext:value-type="float">
            <text:p>2933195</text:p>
          </table:table-cell>
          <table:table-cell office:value-type="string" calcext:value-type="string">
            <text:p>Врац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35523.aspx?lan=11" xlink:type="simple">4th open KNEZHA4-ти опен КНЕЖА</text:a></text:p>
          </table:table-cell>
          <table:table-cell office:value-type="string" calcext:value-type="string">
            <text:p>2016/09/2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://chess-results.com/tnr499058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99058.aspx?lan=11" xlink:type="simple">Шах в Двореца 2200 - 3 турнир</text:a></text:p>
          </table:table-cell>
          <table:table-cell office:value-type="string" calcext:value-type="string">
            <text:p>2019/12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<text:a xlink:href="http://chess-results.com/tnr488005.aspx?lan=11&amp;art=9&amp;snr=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88005.aspx?lan=11" xlink:type="simple">Шах в Двореца 2200 - 2 турнир</text:a></text:p>
          </table:table-cell>
          <table:table-cell office:value-type="string" calcext:value-type="string">
            <text:p>2019/11/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http://chess-results.com/tnr427973.aspx?lan=11&amp;art=9&amp;snr=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27973.aspx?lan=11" xlink:type="simple">Шах в Двореца 2200 - 7 турнир</text:a></text:p>
          </table:table-cell>
          <table:table-cell office:value-type="string" calcext:value-type="string">
            <text:p>2019/03/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423567.aspx?lan=11&amp;art=9&amp;snr=1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23567.aspx?lan=11" xlink:type="simple">Втори мемориал "Теодоси Костад</text:a></text:p>
          </table:table-cell>
          <table:table-cell office:value-type="string" calcext:value-type="string">
            <text:p>2019/03/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<text:a xlink:href="http://chess-results.com/tnr422107.aspx?lan=11&amp;art=9&amp;snr=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22107.aspx?lan=11" xlink:type="simple">Шах в Двореца 2200 - 6 турнир</text:a></text:p>
          </table:table-cell>
          <table:table-cell office:value-type="string" calcext:value-type="string">
            <text:p>2019/03/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chess-results.com/tnr413854.aspx?lan=11&amp;art=9&amp;snr=6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13854.aspx?lan=11" xlink:type="simple">Шах в Двореца 2200 - 5 турнир</text:a></text:p>
          </table:table-cell>
          <table:table-cell office:value-type="string" calcext:value-type="string">
            <text:p>2019/02/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chess-results.com/tnr407319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07319.aspx?lan=11" xlink:type="simple">Шах в Двореца 2200 - 4 турнир</text:a></text:p>
          </table:table-cell>
          <table:table-cell office:value-type="string" calcext:value-type="string">
            <text:p>2019/01/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<text:a xlink:href="http://chess-results.com/tnr393969.aspx?lan=11&amp;art=9&amp;snr=20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93969.aspx?lan=11" xlink:type="simple">XXIII турнир по ускорен шах на</text:a></text:p>
          </table:table-cell>
          <table:table-cell office:value-type="string" calcext:value-type="string">
            <text:p>2018/12/1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http://chess-results.com/tnr399047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99047.aspx?lan=11" xlink:type="simple">Шах в Двореца 2200 - 3 турнир</text:a></text:p>
          </table:table-cell>
          <table:table-cell office:value-type="string" calcext:value-type="string">
            <text:p>2018/12/0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391703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91703.aspx?lan=11" xlink:type="simple">Шах в Двореца 2200 - 2 турнир</text:a></text:p>
          </table:table-cell>
          <table:table-cell office:value-type="string" calcext:value-type="string">
            <text:p>2018/11/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383535.aspx?lan=11&amp;art=9&amp;snr=1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83535.aspx?lan=11" xlink:type="simple">IV Открит турнир по ускорен ша</text:a></text:p>
          </table:table-cell>
          <table:table-cell office:value-type="string" calcext:value-type="string">
            <text:p>2018/10/2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<text:a xlink:href="http://chess-results.com/tnr381593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81593.aspx?lan=11" xlink:type="simple">Шах в Двореца 2200 - 1 турнир</text:a></text:p>
          </table:table-cell>
          <table:table-cell office:value-type="string" calcext:value-type="string">
            <text:p>2018/10/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://chess-results.com/tnr358679.aspx?lan=11&amp;art=9&amp;snr=19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58679.aspx?lan=11" xlink:type="simple">XXIIтурнир по ускорен шах на П</text:a></text:p>
          </table:table-cell>
          <table:table-cell office:value-type="string" calcext:value-type="string">
            <text:p>2018/06/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http://chess-results.com/tnr350189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50189.aspx?lan=11" xlink:type="simple">Шах в Двореца 2200 - 7 турнир</text:a></text:p>
          </table:table-cell>
          <table:table-cell office:value-type="string" calcext:value-type="string">
            <text:p>2018/04/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34350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43502.aspx?lan=11" xlink:type="simple">Шах в Двореца 2200 - 6 турнир</text:a></text:p>
          </table:table-cell>
          <table:table-cell office:value-type="string" calcext:value-type="string">
            <text:p>2018/04/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://chess-results.com/tnr340031.aspx?lan=11&amp;art=9&amp;snr=68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40031.aspx?lan=11" xlink:type="simple">Първи мемориал "Теодоси Костад</text:a></text:p>
          </table:table-cell>
          <table:table-cell office:value-type="string" calcext:value-type="string">
            <text:p>2018/03/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<text:a xlink:href="http://chess-results.com/tnr336427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36427.aspx?lan=11" xlink:type="simple">Шах в Двореца 2200 - 5 турнир</text:a></text:p>
          </table:table-cell>
          <table:table-cell office:value-type="string" calcext:value-type="string">
            <text:p>2018/03/0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http://chess-results.com/tnr330165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30165.aspx?lan=11" xlink:type="simple">Шах в Двореца 2200 - 4 турнир</text:a></text:p>
          </table:table-cell>
          <table:table-cell office:value-type="string" calcext:value-type="string">
            <text:p>2018/02/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325177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25177.aspx?lan=11" xlink:type="simple">Шах в Двореца 2200 - 3 турнир</text:a></text:p>
          </table:table-cell>
          <table:table-cell office:value-type="string" calcext:value-type="string">
            <text:p>2018/01/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://chess-results.com/tnr318770.aspx?lan=11&amp;art=9&amp;snr=18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18770.aspx?lan=11" xlink:type="simple">XXI открит турнир по ускорен ш</text:a></text:p>
          </table:table-cell>
          <table:table-cell office:value-type="string" calcext:value-type="string">
            <text:p>2017/12/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<text:a xlink:href="http://chess-results.com/tnr288429.aspx?lan=11&amp;art=9&amp;snr=8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8429.aspx?lan=11" xlink:type="simple">I-и Мемориал Максим Бурханларс</text:a></text:p>
          </table:table-cell>
          <table:table-cell office:value-type="string" calcext:value-type="string">
            <text:p>2017/06/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http://chess-results.com/tnr269318.aspx?lan=11&amp;art=9&amp;snr=27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69318.aspx?lan=11" xlink:type="simple">20-ти турнир по ускорен шах на</text:a></text:p>
          </table:table-cell>
          <table:table-cell office:value-type="string" calcext:value-type="string">
            <text:p>2017/03/1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<text:a xlink:href="http://chess-results.com/tnr268327.aspx?lan=11&amp;art=9&amp;snr=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68327.aspx?lan=11" xlink:type="simple">Шах в Двореца 2200 - 7 турнир</text:a></text:p>
          </table:table-cell>
          <table:table-cell office:value-type="string" calcext:value-type="string">
            <text:p>2017/03/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://chess-results.com/tnr262690.aspx?lan=11&amp;art=9&amp;snr=5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62690.aspx?lan=11" xlink:type="simple">Шах в Двореца 2200 - 6 турнир</text:a></text:p>
          </table:table-cell>
          <table:table-cell office:value-type="string" calcext:value-type="string">
            <text:p>2017/02/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25857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58572.aspx?lan=11" xlink:type="simple">Шах в Двореца 2200 - турнир 5В</text:a></text:p>
          </table:table-cell>
          <table:table-cell office:value-type="string" calcext:value-type="string">
            <text:p>2017/01/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245176.aspx?lan=11&amp;art=9&amp;snr=18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45176.aspx?lan=11" xlink:type="simple">Открит турнир по ускорен шах г</text:a></text:p>
          </table:table-cell>
          <table:table-cell office:value-type="string" calcext:value-type="string">
            <text:p>2016/11/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http://chess-results.com/tnr245297.aspx?lan=11&amp;art=9&amp;snr=20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45297.aspx?lan=11" xlink:type="simple">19-ти турнир по ускорен шах на</text:a></text:p>
          </table:table-cell>
          <table:table-cell office:value-type="string" calcext:value-type="string">
            <text:p>2016/10/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http://chess-results.com/tnr206639.aspx?lan=11&amp;art=9&amp;snr=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06639.aspx?lan=11" xlink:type="simple">Купа "Веселин Топалов" Rapid</text:a></text:p>
          </table:table-cell>
          <table:table-cell office:value-type="string" calcext:value-type="string">
            <text:p>2016/02/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http://chess-results.com/tnr203288.aspx?lan=11&amp;art=9&amp;snr=6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03288.aspx?lan=11" xlink:type="simple">Купа "Веселин Топалов" Rapid</text:a></text:p>
          </table:table-cell>
          <table:table-cell office:value-type="string" calcext:value-type="string">
            <text:p>2016/01/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://chess-results.com/tnr199757.aspx?lan=11&amp;art=9&amp;snr=5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99757.aspx?lan=11" xlink:type="simple">Купа "Веселин Топалов" Rapid</text:a></text:p>
          </table:table-cell>
          <table:table-cell office:value-type="string" calcext:value-type="string">
            <text:p>2015/12/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194189.aspx?lan=11&amp;art=9&amp;snr=6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94189.aspx?lan=11" xlink:type="simple">Купа "Веселин Топалов" 9</text:a></text:p>
          </table:table-cell>
          <table:table-cell office:value-type="string" calcext:value-type="string">
            <text:p>2015/11/0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<text:a xlink:href="http://chess-results.com/tnr188745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88745.aspx?lan=11" xlink:type="simple">Купа "Веселин Топалов" 8</text:a></text:p>
          </table:table-cell>
          <table:table-cell office:value-type="string" calcext:value-type="string">
            <text:p>2015/09/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177902.aspx?lan=11&amp;art=9&amp;snr=1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77902.aspx?lan=11" xlink:type="simple">Открит турнир по ускорен шах г</text:a></text:p>
          </table:table-cell>
          <table:table-cell office:value-type="string" calcext:value-type="string">
            <text:p>2015/06/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://chess-results.com/tnr173636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73636.aspx?lan=11" xlink:type="simple">Купа "Веселин Топалов" 6</text:a></text:p>
          </table:table-cell>
          <table:table-cell office:value-type="string" calcext:value-type="string">
            <text:p>2015/06/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http://chess-results.com/tnr170137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70137.aspx?lan=11" xlink:type="simple">Купа "Веселин Топалов" 3</text:a></text:p>
          </table:table-cell>
          <table:table-cell office:value-type="string" calcext:value-type="string">
            <text:p>2015/04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168456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8456.aspx?lan=11" xlink:type="simple">Купа "Веселин Топалов" Rapid-6</text:a></text:p>
          </table:table-cell>
          <table:table-cell office:value-type="string" calcext:value-type="string">
            <text:p>2015/04/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168484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8484.aspx?lan=11" xlink:type="simple">Купа "Веселин Топалов" BLIZ</text:a></text:p>
          </table:table-cell>
          <table:table-cell office:value-type="string" calcext:value-type="string">
            <text:p>2015/04/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<text:a xlink:href="http://chess-results.com/tnr168402.aspx?lan=11&amp;art=9&amp;snr=9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8402.aspx?lan=11" xlink:type="simple">Мемориал Ангел Милушев Варна 0</text:a></text:p>
          </table:table-cell>
          <table:table-cell office:value-type="string" calcext:value-type="string">
            <text:p>2015/04/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165745.aspx?lan=11&amp;art=9&amp;snr=7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5745.aspx?lan=11" xlink:type="simple">Купа "Веселин Топалов" Rapid-5</text:a></text:p>
          </table:table-cell>
          <table:table-cell office:value-type="string" calcext:value-type="string">
            <text:p>2015/03/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165746.aspx?lan=11&amp;art=9&amp;snr=6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5746.aspx?lan=11" xlink:type="simple">Купа "Веселин Топалов" BLIZ</text:a></text:p>
          </table:table-cell>
          <table:table-cell office:value-type="string" calcext:value-type="string">
            <text:p>2015/03/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161957.aspx?lan=11&amp;art=9&amp;snr=7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1957.aspx?lan=11" xlink:type="simple">Купа "Веселин Топалов" Rapid-4</text:a></text:p>
          </table:table-cell>
          <table:table-cell office:value-type="string" calcext:value-type="string">
            <text:p>2015/02/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http://chess-results.com/tnr161056.aspx?lan=11&amp;art=9&amp;snr=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1056.aspx?lan=11" xlink:type="simple">Купа "Веселин Топалов" 2</text:a></text:p>
          </table:table-cell>
          <table:table-cell office:value-type="string" calcext:value-type="string">
            <text:p>2015/02/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http://chess-results.com/tnr160178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60178.aspx?lan=11" xlink:type="simple">Купа "Веселин Топалов" Rapid-3</text:a></text:p>
          </table:table-cell>
          <table:table-cell office:value-type="string" calcext:value-type="string">
            <text:p>2015/01/3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158015.aspx?lan=11&amp;art=9&amp;snr=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,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58015.aspx?lan=11" xlink:type="simple">Купа "Веселин Топалов" 1</text:a></text:p>
          </table:table-cell>
          <table:table-cell office:value-type="string" calcext:value-type="string">
            <text:p>2015/01/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chess-results.com/tnr15615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56152.aspx?lan=11" xlink:type="simple">Купа "Веселин Топалов" Rapid-2</text:a></text:p>
          </table:table-cell>
          <table:table-cell office:value-type="string" calcext:value-type="string">
            <text:p>2014/12/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http://chess-results.com/tnr151131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51131.aspx?lan=11" xlink:type="simple">Купа "Веселин Топалов" 6</text:a></text:p>
          </table:table-cell>
          <table:table-cell office:value-type="string" calcext:value-type="string">
            <text:p>2014/11/0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148178.aspx?lan=11&amp;art=9&amp;snr=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48178.aspx?lan=11" xlink:type="simple">Купа "Веселин Топалов" 5</text:a></text:p>
          </table:table-cell>
          <table:table-cell office:value-type="string" calcext:value-type="string">
            <text:p>2014/10/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://chess-results.com/tnr146447.aspx?lan=11&amp;art=9&amp;snr=31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46447.aspx?lan=11" xlink:type="simple">15-ти турнир по ускорен шах на</text:a></text:p>
          </table:table-cell>
          <table:table-cell office:value-type="string" calcext:value-type="string">
            <text:p>2014/09/2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<text:a xlink:href="http://chess-results.com/tnr133780.aspx?lan=11&amp;art=9&amp;snr=2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33780.aspx?lan=11" xlink:type="simple">14-ти турнир по ускорен шах на</text:a></text:p>
          </table:table-cell>
          <table:table-cell office:value-type="string" calcext:value-type="string">
            <text:p>2014/05/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http://chess-results.com/tnr128615.aspx?lan=11&amp;art=9&amp;snr=7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8615.aspx?lan=11" xlink:type="simple">Kupa Varna Rapid 03, 23.03.201</text:a></text:p>
          </table:table-cell>
          <table:table-cell office:value-type="string" calcext:value-type="string">
            <text:p>2014/03/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126143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6143.aspx?lan=11" xlink:type="simple">Купа "Веселин Топалов" 3</text:a></text:p>
          </table:table-cell>
          <table:table-cell office:value-type="string" calcext:value-type="string">
            <text:p>2014/03/0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://chess-results.com/tnr123420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3420.aspx?lan=11" xlink:type="simple">Купа "Веселин Топалов" 2</text:a></text:p>
          </table:table-cell>
          <table:table-cell office:value-type="string" calcext:value-type="string">
            <text:p>2014/02/0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://chess-results.com/tnr12078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0782.aspx?lan=11" xlink:type="simple">Купа "Веселин Топалов" 1</text:a></text:p>
          </table:table-cell>
          <table:table-cell office:value-type="string" calcext:value-type="string">
            <text:p>2014/01/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120329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20329.aspx?lan=11" xlink:type="simple">Купа "Веселин Топалов" 7</text:a></text:p>
          </table:table-cell>
          <table:table-cell office:value-type="string" calcext:value-type="string">
            <text:p>2013/12/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113481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13481.aspx?lan=11" xlink:type="simple">Купа "Веселин Топалов" 5</text:a></text:p>
          </table:table-cell>
          <table:table-cell office:value-type="string" calcext:value-type="string">
            <text:p>2013/10/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99440.aspx?lan=11&amp;art=9&amp;snr=20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99440.aspx?lan=11" xlink:type="simple">12-ти Турнир по ускорен шах на</text:a></text:p>
          </table:table-cell>
          <table:table-cell office:value-type="string" calcext:value-type="string">
            <text:p>2013/04/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<text:a xlink:href="http://chess-results.com/tnr98901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98901.aspx?lan=11" xlink:type="simple">Купа "Веселин Топалов" 4</text:a></text:p>
          </table:table-cell>
          <table:table-cell office:value-type="string" calcext:value-type="string">
            <text:p>2013/04/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http://chess-results.com/tnr94569.aspx?lan=11&amp;art=9&amp;snr=6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94569.aspx?lan=11" xlink:type="simple">Купа "Веселин Топалов" 3</text:a></text:p>
          </table:table-cell>
          <table:table-cell office:value-type="string" calcext:value-type="string">
            <text:p>2013/03/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<text:a xlink:href="http://chess-results.com/tnr91446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91446.aspx?lan=11" xlink:type="simple">Купа "Веселин Топалов" 2</text:a></text:p>
          </table:table-cell>
          <table:table-cell office:value-type="string" calcext:value-type="string">
            <text:p>2013/02/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http://chess-results.com/tnr89279.aspx?lan=11&amp;art=9&amp;snr=2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9279.aspx?lan=11" xlink:type="simple">Купа "Веселин Топалов"</text:a></text:p>
          </table:table-cell>
          <table:table-cell office:value-type="string" calcext:value-type="string">
            <text:p>2013/01/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://chess-results.com/tnr87015.aspx?lan=11&amp;art=9&amp;snr=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7015.aspx?lan=11" xlink:type="simple">Купа "Веселин Топалов"</text:a></text:p>
          </table:table-cell>
          <table:table-cell office:value-type="string" calcext:value-type="string">
            <text:p>2012/12/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<text:a xlink:href="http://chess-results.com/tnr8476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4762.aspx?lan=11" xlink:type="simple">Купа "Веселин Топалов"</text:a></text:p>
          </table:table-cell>
          <table:table-cell office:value-type="string" calcext:value-type="string">
            <text:p>2012/11/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http://chess-results.com/tnr84492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4492.aspx?lan=11" xlink:type="simple">ЗОП;Североизточна зона;Мъже</text:a></text:p>
          </table:table-cell>
          <table:table-cell office:value-type="string" calcext:value-type="string">
            <text:p>2012/11/0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<text:a xlink:href="http://chess-results.com/tnr68005.aspx?lan=11&amp;art=9&amp;snr=4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8005.aspx?lan=11" xlink:type="simple">Купа "Веселин Топалов"</text:a></text:p>
          </table:table-cell>
          <table:table-cell office:value-type="string" calcext:value-type="string">
            <text:p>2012/03/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65816.aspx?lan=11&amp;art=9&amp;snr=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5816.aspx?lan=11" xlink:type="simple">Купа Веселин Топалов</text:a></text:p>
          </table:table-cell>
          <table:table-cell office:value-type="string" calcext:value-type="string">
            <text:p>2012/02/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51360.aspx?lan=11&amp;art=9&amp;snr=19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1360.aspx?lan=11" xlink:type="simple">Турнир по ускорен шах на ПП "Г</text:a></text:p>
          </table:table-cell>
          <table:table-cell office:value-type="string" calcext:value-type="string">
            <text:p>2011/06/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<text:a xlink:href="http://chess-results.com/tnr477589.aspx?lan=11&amp;art=9&amp;snr=13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77589.aspx?lan=11" xlink:type="simple">XXIV турнир по ускорен шах "ГЕ</text:a></text:p>
          </table:table-cell>
          <table:table-cell office:value-type="string" calcext:value-type="string">
            <text:p>2019/10/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<text:a xlink:href="http://chess-results.com/tnr410987.aspx?lan=11&amp;art=9&amp;snr=7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10987.aspx?lan=11" xlink:type="simple">Благотворителен турнир „С обич</text:a></text:p>
          </table:table-cell>
          <table:table-cell office:value-type="string" calcext:value-type="string">
            <text:p>2019/02/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<text:a xlink:href="http://chess-results.com/tnr301113.aspx?lan=11&amp;art=9&amp;snr=9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01113.aspx?lan=11" xlink:type="simple">Пети мемориал "Иван Добрев" 1</text:a></text:p>
          </table:table-cell>
          <table:table-cell office:value-type="string" calcext:value-type="string">
            <text:p>2017/09/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://chess-results.com/tnr238488.aspx?lan=11&amp;art=9&amp;snr=13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38488.aspx?lan=11" xlink:type="simple">Четвърти мемориал "Иван Добрев</text:a></text:p>
          </table:table-cell>
          <table:table-cell office:value-type="string" calcext:value-type="string">
            <text:p>2016/09/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http://chess-results.com/tnr187147.aspx?lan=11&amp;art=9&amp;snr=11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87147.aspx?lan=11" xlink:type="simple">Трети мемориал "Иван Добрев",</text:a></text:p>
          </table:table-cell>
          <table:table-cell office:value-type="string" calcext:value-type="string">
            <text:p>2015/09/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http://chess-results.com/tnr130516.aspx?lan=11&amp;art=9&amp;snr=9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30516.aspx?lan=11" xlink:type="simple">Kupa Varna Rapid 04, 13.04.201</text:a></text:p>
          </table:table-cell>
          <table:table-cell office:value-type="string" calcext:value-type="string">
            <text:p>2014/04/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<text:a xlink:href="http://chess-results.com/tnr108019.aspx?lan=11&amp;art=9&amp;snr=11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08019.aspx?lan=11" xlink:type="simple">Първи мемориал "Иван Добрев"</text:a></text:p>
          </table:table-cell>
          <table:table-cell office:value-type="string" calcext:value-type="string">
            <text:p>2013/08/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<text:a xlink:href="http://chess-results.com/tnr86451.aspx?lan=11&amp;art=9&amp;snr=18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86451.aspx?lan=11" xlink:type="simple">11-ти Турнир по ускорен шах на</text:a></text:p>
          </table:table-cell>
          <table:table-cell office:value-type="string" calcext:value-type="string">
            <text:p>2012/12/0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<text:a xlink:href="http://chess-results.com/tnr74403.aspx?lan=11&amp;art=9&amp;snr=15" xlink:type="simple">Иванов Иван Петков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ШК Варна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74403.aspx?lan=11" xlink:type="simple">10-ти Турнир по ускорен шах на</text:a></text:p>
          </table:table-cell>
          <table:table-cell office:value-type="string" calcext:value-type="string">
            <text:p>2012/06/0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<text:a xlink:href="http://chess-results.com/tnr454288.aspx?lan=11&amp;art=9&amp;snr=33" xlink:type="simple">Иванов Иван</text:a></text:p>
          </table:table-cell>
          <table:table-cell office:value-type="float" office:value="428" calcext:value-type="float">
            <text:p>428</text:p>
          </table:table-cell>
          <table:table-cell office:value-type="float" office:value="2923882" calcext:value-type="float">
            <text:p>2923882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54288.aspx?lan=11" xlink:type="simple">ДОП сеньори над 50г.</text:a></text:p>
          </table:table-cell>
          <table:table-cell office:value-type="string" calcext:value-type="string">
            <text:p>2019/07/2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http://chess-results.com/tnr55125.aspx?lan=11&amp;art=9&amp;snr=8" xlink:type="simple">Иванов Иван Г.</text:a></text:p>
          </table:table-cell>
          <table:table-cell office:value-type="float" office:value="571" calcext:value-type="float">
            <text:p>571</text:p>
          </table:table-cell>
          <table:table-cell office:value-type="float" office:value="2915278" calcext:value-type="float">
            <text:p>2915278</text:p>
          </table:table-cell>
          <table:table-cell office:value-type="string" calcext:value-type="string">
            <text:p>Пловдив Пловдив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5125.aspx?lan=11" xlink:type="simple">36-ти открит турнир "Морско ко</text:a></text:p>
          </table:table-cell>
          <table:table-cell office:value-type="string" calcext:value-type="string">
            <text:p>2011/08/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http://chess-results.com/tnr297135.aspx?lan=11&amp;art=9&amp;snr=14" xlink:type="simple">ИВАНОВ Иван Вас.</text:a></text:p>
          </table:table-cell>
          <table:table-cell office:value-type="float" office:value="773" calcext:value-type="float">
            <text:p>773</text:p>
          </table:table-cell>
          <table:table-cell office:value-type="float" office:value="2930218" calcext:value-type="float">
            <text:p>2930218</text:p>
          </table:table-cell>
          <table:table-cell office:value-type="string" calcext:value-type="string">
            <text:p>Плевен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97135.aspx?lan=11" xlink:type="simple">3-ти турнир по ускорен шахмат</text:a></text:p>
          </table:table-cell>
          <table:table-cell office:value-type="string" calcext:value-type="string">
            <text:p>2017/09/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://chess-results.com/tnr380597.aspx?lan=11&amp;art=9&amp;snr=22" xlink:type="simple">Иванов Иван</text:a></text:p>
          </table:table-cell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артак Плевен XXI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80597.aspx?lan=11" xlink:type="simple">Открит турнир за "Купа Плевен</text:a></text:p>
          </table:table-cell>
          <table:table-cell office:value-type="string" calcext:value-type="string">
            <text:p>2018/10/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<text:a xlink:href="http://chess-results.com/tnr455380.aspx?lan=11&amp;art=9&amp;snr=19" xlink:type="simple">Иванов Иван</text:a></text:p>
          </table:table-cell>
          <table:table-cell office:value-type="float" office:value="1656" calcext:value-type="float">
            <text:p>1656</text:p>
          </table:table-cell>
          <table:table-cell office:value-type="float" office:value="2930218" calcext:value-type="float">
            <text:p>2930218</text:p>
          </table:table-cell>
          <table:table-cell table:style-name="ce2"/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55380.aspx?lan=11" xlink:type="simple">ДОП сеньори над 65г.</text:a></text:p>
          </table:table-cell>
          <table:table-cell office:value-type="string" calcext:value-type="string">
            <text:p>2019/07/2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<text:a xlink:href="http://chess-results.com/tnr119613.aspx?lan=11&amp;art=9&amp;snr=7" xlink:type="simple">Иванов Иван Йор.</text:a></text:p>
          </table:table-cell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Хан Аспарух"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119613.aspx?lan=11" xlink:type="simple">КОЛЕДА в ШК"Надежда"</text:a></text:p>
          </table:table-cell>
          <table:table-cell office:value-type="string" calcext:value-type="string">
            <text:p>2013/12/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http://chess-results.com/tnr69365.aspx?lan=11&amp;art=9&amp;snr=24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9365.aspx?lan=11" xlink:type="simple">54 open MGU</text:a></text:p>
          </table:table-cell>
          <table:table-cell office:value-type="string" calcext:value-type="string">
            <text:p>2012/04/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69835.aspx?lan=11&amp;art=9&amp;snr=15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9835.aspx?lan=11" xlink:type="simple">54 open MGU Blits</text:a></text:p>
          </table:table-cell>
          <table:table-cell office:value-type="string" calcext:value-type="string">
            <text:p>2012/04/0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http://chess-results.com/tnr60760.aspx?lan=11&amp;art=9&amp;snr=3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60760.aspx?lan=11" xlink:type="simple">Зона София - шампионат за момч</text:a></text:p>
          </table:table-cell>
          <table:table-cell office:value-type="string" calcext:value-type="string">
            <text:p>2011/12/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<text:a xlink:href="http://chess-results.com/tnr58499.aspx?lan=11&amp;art=9&amp;snr=15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8499.aspx?lan=11" xlink:type="simple">40 open MGU</text:a></text:p>
          </table:table-cell>
          <table:table-cell office:value-type="string" calcext:value-type="string">
            <text:p>2011/10/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<text:a xlink:href="http://chess-results.com/tnr55638.aspx?lan=11&amp;art=9&amp;snr=18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5638.aspx?lan=11" xlink:type="simple">38 open MGU</text:a></text:p>
          </table:table-cell>
          <table:table-cell office:value-type="string" calcext:value-type="string">
            <text:p>2011/09/0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http://chess-results.com/tnr55768.aspx?lan=11&amp;art=9&amp;snr=17" xlink:type="simple">Иванов Иван Ив.</text:a></text:p>
          </table:table-cell>
          <table:table-cell office:value-type="float" office:value="4270" calcext:value-type="float">
            <text:p>4270</text:p>
          </table:table-cell>
          <table:table-cell office:value-type="float" office:value="2919117" calcext:value-type="float">
            <text:p>2919117</text:p>
          </table:table-cell>
          <table:table-cell office:value-type="string" calcext:value-type="string">
            <text:p>Рицар София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55768.aspx?lan=11" xlink:type="simple">38 open MGU Blits</text:a></text:p>
          </table:table-cell>
          <table:table-cell office:value-type="string" calcext:value-type="string">
            <text:p>2011/09/0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<text:a xlink:href="http://chess-results.com/tnr206455.aspx?lan=11&amp;art=9&amp;snr=13" xlink:type="simple">Иванов Иван Т.</text:a>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06455.aspx?lan=11" xlink:type="simple">37th Chess Tournament "EVEREST</text:a></text:p>
          </table:table-cell>
          <table:table-cell office:value-type="string" calcext:value-type="string">
            <text:p>2016/02/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<text:a xlink:href="http://chess-results.com/tnr410987.aspx?lan=11&amp;art=9&amp;snr=28" xlink:type="simple">Иванов Иван Танев</text:a></text:p>
          </table:table-cell>
          <table:table-cell office:value-type="float" office:value="5070" calcext:value-type="float">
            <text:p>5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410987.aspx?lan=11" xlink:type="simple">Благотворителен турнир „С обич</text:a></text:p>
          </table:table-cell>
          <table:table-cell office:value-type="string" calcext:value-type="string">
            <text:p>2019/02/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://chess-results.com/tnr352436.aspx?lan=11&amp;art=9&amp;snr=4" xlink:type="simple">ИВАНОВ Иван Т.</text:a></text:p>
          </table:table-cell>
          <table:table-cell office:value-type="float" office:value="5070" calcext:value-type="float">
            <text:p>5070</text:p>
          </table:table-cell>
          <table:table-cell office:value-type="float" office:value="2931575" calcext:value-type="float">
            <text:p>2931575</text:p>
          </table:table-cell>
          <table:table-cell office:value-type="string" calcext:value-type="string">
            <text:p>"Бургас 64" Бургас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352436.aspx?lan=11" xlink:type="simple">ПЪРВИ ДЪРЖАВНИ УЧИЛИЩНИ ПЪРВЕН</text:a></text:p>
          </table:table-cell>
          <table:table-cell office:value-type="string" calcext:value-type="string">
            <text:p>2018/05/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<text:a xlink:href="http://chess-results.com/tnr280099.aspx?lan=11&amp;art=9&amp;snr=1" xlink:type="simple">Иванов Иван Т.</text:a></text:p>
          </table:table-cell>
          <table:table-cell office:value-type="float" office:value="5070" calcext:value-type="float">
            <text:p>5070</text:p>
          </table:table-cell>
          <table:table-cell office:value-type="float" office:value="2931575" calcext:value-type="float">
            <text:p>2931575</text:p>
          </table:table-cell>
          <table:table-cell office:value-type="string" calcext:value-type="string">
            <text:p>Бургас 64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<text:a xlink:href="http://chess-results.com/tnr280099.aspx?lan=11" xlink:type="simple">Зонови индивидуални първенства</text:a></text:p>
          </table:table-cell>
          <table:table-cell office:value-type="string" calcext:value-type="string">
            <text:p>2017/05/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http://chess-results.com/tnr385657.aspx?lan=11&amp;art=9&amp;snr=17" xlink:type="simple">Иванов Иван</text:a></text:p>
          </table:table-cell>
          <table:table-cell office:value-type="float" office:value="8500" calcext:value-type="float">
            <text:p>850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ПЦ "Альбатрос"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85657.aspx?lan=11" xlink:type="simple">Полуфинал первенства Санкт-Пет</text:a></text:p>
          </table:table-cell>
          <table:table-cell office:value-type="string" calcext:value-type="string">
            <text:p>2018/11/0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<text:a xlink:href="http://chess-results.com/tnr314208.aspx?lan=11&amp;art=9&amp;snr=41" xlink:type="simple">Иванов Иван</text:a></text:p>
          </table:table-cell>
          <table:table-cell office:value-type="float" office:value="8500" calcext:value-type="float">
            <text:p>850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ПЦ "Альбатрос"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14208.aspx?lan=11" xlink:type="simple">Первенство Санкт-Петербурга по</text:a></text:p>
          </table:table-cell>
          <table:table-cell office:value-type="string" calcext:value-type="string">
            <text:p>2017/11/2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<text:a xlink:href="http://chess-results.com/tnr308634.aspx?lan=11&amp;art=9&amp;snr=33" xlink:type="simple">Иванов Иван</text:a></text:p>
          </table:table-cell>
          <table:table-cell office:value-type="float" office:value="8500" calcext:value-type="float">
            <text:p>850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ПЦ "Альбатрос"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08634.aspx?lan=11" xlink:type="simple">Полуфинал первенства Санкт-Пет</text:a></text:p>
          </table:table-cell>
          <table:table-cell office:value-type="string" calcext:value-type="string">
            <text:p>2017/11/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<text:a xlink:href="http://chess-results.com/tnr244083.aspx?lan=11&amp;art=9&amp;snr=27" xlink:type="simple">Иванов Иван</text:a></text:p>
          </table:table-cell>
          <table:table-cell office:value-type="float" office:value="8500" calcext:value-type="float">
            <text:p>850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ПЦ "Альбатрос"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44083.aspx?lan=11" xlink:type="simple">2016 SPb Championship B13 Semi</text:a></text:p>
          </table:table-cell>
          <table:table-cell office:value-type="string" calcext:value-type="string">
            <text:p>2016/11/0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<text:a xlink:href="http://chess-results.com/tnr279820.aspx?lan=11&amp;art=9&amp;snr=5" xlink:type="simple">Иванов Иван Денисович</text:a></text:p>
          </table:table-cell>
          <table:table-cell office:value-type="float" office:value="8500" calcext:value-type="float">
            <text:p>8500</text:p>
          </table:table-cell>
          <table:table-cell office:value-type="float" office:value="44116055" calcext:value-type="float">
            <text:p>44116055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79820.aspx?lan=11" xlink:type="simple">"Приз закрытия сезона" (Высшая</text:a></text:p>
          </table:table-cell>
          <table:table-cell office:value-type="string" calcext:value-type="string">
            <text:p>2017/05/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<text:a xlink:href="http://chess-results.com/tnr327576.aspx?lan=11&amp;art=9&amp;snr=41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27576.aspx?lan=11" xlink:type="simple">КубокЧОФШ(1100-1300)</text:a></text:p>
          </table:table-cell>
          <table:table-cell office:value-type="string" calcext:value-type="string">
            <text:p>2018/01/25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http://chess-results.com/tnr319577.aspx?lan=11&amp;art=9&amp;snr=16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319577.aspx?lan=11" xlink:type="simple">Кубок ЧОФШ 1100-1400</text:a></text:p>
          </table:table-cell>
          <table:table-cell office:value-type="string" calcext:value-type="string">
            <text:p>2017/12/1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<text:a xlink:href="http://chess-results.com/tnr283490.aspx?lan=11&amp;art=9&amp;snr=21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83490.aspx?lan=11" xlink:type="simple">Малая ладья г.Челябинск</text:a></text:p>
          </table:table-cell>
          <table:table-cell office:value-type="string" calcext:value-type="string">
            <text:p>2017/05/2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<text:a xlink:href="http://chess-results.com/tnr265746.aspx?lan=11&amp;art=9&amp;snr=10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65746.aspx?lan=11" xlink:type="simple">Квалификационный турнир от 25.</text:a></text:p>
          </table:table-cell>
          <table:table-cell office:value-type="string" calcext:value-type="string">
            <text:p>2017/02/2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http://chess-results.com/tnr261708.aspx?lan=11&amp;art=9&amp;snr=6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61708.aspx?lan=11" xlink:type="simple">Кубок ЧОШФ от 04.02.2017</text:a></text:p>
          </table:table-cell>
          <table:table-cell office:value-type="string" calcext:value-type="string">
            <text:p>2017/02/0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<text:a xlink:href="http://chess-results.com/tnr260683.aspx?lan=11&amp;art=9&amp;snr=42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60683.aspx?lan=11" xlink:type="simple">Соревнование по шахматам "Бела</text:a></text:p>
          </table:table-cell>
          <table:table-cell office:value-type="string" calcext:value-type="string">
            <text:p>2017/01/2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<text:a xlink:href="http://chess-results.com/tnr256916.aspx?lan=11&amp;art=9&amp;snr=2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56916.aspx?lan=11" xlink:type="simple">Рождественский турнир по шахма</text:a></text:p>
          </table:table-cell>
          <table:table-cell office:value-type="string" calcext:value-type="string">
            <text:p>2017/01/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http://chess-results.com/tnr254722.aspx?lan=11&amp;art=9&amp;snr=23" xlink:type="simple">Иванов Иван Викторович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54722.aspx?lan=11" xlink:type="simple">Новогоднее лично-командное пер</text:a></text:p>
          </table:table-cell>
          <table:table-cell office:value-type="string" calcext:value-type="string">
            <text:p>2016/12/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<text:a xlink:href="http://chess-results.com/tnr275516.aspx?lan=11&amp;art=9&amp;snr=10" xlink:type="simple">Иванов Иван Викторович 1ю</text:a></text:p>
          </table:table-cell>
          <table:table-cell office:value-type="float" office:value="39052" calcext:value-type="float">
            <text:p>39052</text:p>
          </table:table-cell>
          <table:table-cell office:value-type="float" office:value="24276219" calcext:value-type="float">
            <text:p>24276219</text:p>
          </table:table-cell>
          <table:table-cell office:value-type="string" calcext:value-type="string">
            <text:p>Челябин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275516.aspx?lan=11" xlink:type="simple">Первенство Челябинска по класс</text:a></text:p>
          </table:table-cell>
          <table:table-cell office:value-type="string" calcext:value-type="string">
            <text:p>2017/04/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http://chess-results.com/tnr423927.aspx?lan=11&amp;art=9&amp;snr=11" xlink:type="simple">Иванов Иван</text:a></text:p>
          </table:table-cell>
          <table:table-cell office:value-type="float" office:value="49313" calcext:value-type="float">
            <text:p>49313</text:p>
          </table:table-cell>
          <table:table-cell office:value-type="float" office:value="54178088" calcext:value-type="float">
            <text:p>54178088</text:p>
          </table:table-cell>
          <table:table-cell table:style-name="ce2"/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23927.aspx?lan=11" xlink:type="simple">Cup A Karpov</text:a></text:p>
          </table:table-cell>
          <table:table-cell office:value-type="string" calcext:value-type="string">
            <text:p>2019/03/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http://chess-results.com/tnr417924.aspx?lan=11&amp;art=9&amp;snr=11" xlink:type="simple">Иванов Иван</text:a></text:p>
          </table:table-cell>
          <table:table-cell office:value-type="float" office:value="49313" calcext:value-type="float">
            <text:p>49313</text:p>
          </table:table-cell>
          <table:table-cell office:value-type="float" office:value="54178088" calcext:value-type="float">
            <text:p>54178088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17924.aspx?lan=11" xlink:type="simple">Московский кубок Анатолия Карп</text:a></text:p>
          </table:table-cell>
          <table:table-cell office:value-type="string" calcext:value-type="string">
            <text:p>2019/02/2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http://chess-results.com/tnr289472.aspx?lan=11&amp;art=9&amp;snr=31" xlink:type="simple">Иванов Иван</text:a></text:p>
          </table:table-cell>
          <table:table-cell office:value-type="float" office:value="115501" calcext:value-type="float">
            <text:p>115501</text:p>
          </table:table-cell>
          <table:table-cell office:value-type="float" office:value="14158027" calcext:value-type="float">
            <text:p>14158027</text:p>
          </table:table-cell>
          <table:table-cell office:value-type="string" calcext:value-type="string">
            <text:p>Севастополь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<text:a xlink:href="http://chess-results.com/tnr289472.aspx?lan=11" xlink:type="simple">Открытый матч-турнир г.Керчь</text:a></text:p>
          </table:table-cell>
          <table:table-cell office:value-type="string" calcext:value-type="string">
            <text:p>2017/06/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http://chess-results.com/tnr289610.aspx?lan=11&amp;art=9&amp;snr=31" xlink:type="simple">Иванов Иван</text:a></text:p>
          </table:table-cell>
          <table:table-cell office:value-type="float" office:value="115501" calcext:value-type="float">
            <text:p>115501</text:p>
          </table:table-cell>
          <table:table-cell office:value-type="float" office:value="14158027" calcext:value-type="float">
            <text:p>14158027</text:p>
          </table:table-cell>
          <table:table-cell office:value-type="string" calcext:value-type="string">
            <text:p>Севастополь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<text:a xlink:href="http://chess-results.com/tnr289610.aspx?lan=11" xlink:type="simple">Матч-турнир среди городов - г</text:a></text:p>
          </table:table-cell>
          <table:table-cell office:value-type="string" calcext:value-type="string">
            <text:p>2017/06/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<text:a xlink:href="http://chess-results.com/tnr478598.aspx?lan=11&amp;art=9&amp;snr=32" xlink:type="simple">Иванов Иван Сергеевич</text:a></text:p>
          </table:table-cell>
          <table:table-cell office:value-type="float" office:value="176386" calcext:value-type="float">
            <text:p>176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варово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78598.aspx?lan=11" xlink:type="simple">"Тамбовский волк" - этап Кубка</text:a></text:p>
          </table:table-cell>
          <table:table-cell office:value-type="string" calcext:value-type="string">
            <text:p>2019/10/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<text:a xlink:href="http://chess-results.com/tnr502657.aspx?lan=11&amp;art=9&amp;snr=43" xlink:type="simple">Иванов Иван Сергеевич</text:a></text:p>
          </table:table-cell>
          <table:table-cell office:value-type="float" office:value="176386" calcext:value-type="float">
            <text:p>176386</text:p>
          </table:table-cell>
          <table:table-cell office:value-type="float" office:value="55607772" calcext:value-type="float">
            <text:p>55607772</text:p>
          </table:table-cell>
          <table:table-cell office:value-type="string" calcext:value-type="string">
            <text:p>Уварово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502657.aspx?lan=11" xlink:type="simple">Новогодний блиц-турнир</text:a></text:p>
          </table:table-cell>
          <table:table-cell office:value-type="string" calcext:value-type="string">
            <text:p>2019/12/2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http://chess-results.com/tnr422647.aspx?lan=11&amp;art=9&amp;snr=19" xlink:type="simple">Иванов Иван Сергеевич</text:a></text:p>
          </table:table-cell>
          <table:table-cell office:value-type="float" office:value="207482" calcext:value-type="float">
            <text:p>207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аратов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22647.aspx?lan=11" xlink:type="simple">Первенство Саратова среди дете</text:a></text:p>
          </table:table-cell>
          <table:table-cell office:value-type="string" calcext:value-type="string">
            <text:p>2019/03/3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http://chess-results.com/tnr492996.aspx?lan=11&amp;art=9&amp;snr=32" xlink:type="simple">Иванов Иван Юрьевич</text:a></text:p>
          </table:table-cell>
          <table:table-cell office:value-type="float" office:value="277225" calcext:value-type="float">
            <text:p>277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овосибирская область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<text:a xlink:href="http://chess-results.com/tnr492996.aspx?lan=11" xlink:type="simple">Зональное первенство школьных</text:a></text:p>
          </table:table-cell>
          <table:table-cell office:value-type="string" calcext:value-type="string">
            <text:p>2019/12/0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Лист2" table:style-name="ta1">
        <table:table-column table:style-name="co1" table:default-cell-style-name="ce1"/>
        <table:table-row table:style-name="ro2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 table:visibility="filter"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</table:table-row>
        <table:table-row table:style-name="ro2" table:visibility="filter">
          <table:table-cell office:value-type="float" office:value="356" calcext:value-type="float">
            <text:p>356</text:p>
          </table:table-cell>
        </table:table-row>
        <table:table-row table:style-name="ro2" table:visibility="filter"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 table:visibility="filter"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</table:table-row>
        <table:table-row table:style-name="ro2">
          <table:table-cell office:value-type="float" office:value="1656" calcext:value-type="float">
            <text:p>1656</text:p>
          </table:table-cell>
        </table:table-row>
        <table:table-row table:style-name="ro2" table:visibility="filter">
          <table:table-cell office:value-type="float" office:value="1656" calcext:value-type="float">
            <text:p>1656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</table:table-row>
        <table:table-row table:style-name="ro2" table:visibility="filter">
          <table:table-cell office:value-type="float" office:value="4270" calcext:value-type="float">
            <text:p>4270</text:p>
          </table:table-cell>
        </table:table-row>
        <table:table-row table:style-name="ro2" table:visibility="filter">
          <table:table-cell office:value-type="float" office:value="4270" calcext:value-type="float">
            <text:p>4270</text:p>
          </table:table-cell>
        </table:table-row>
        <table:table-row table:style-name="ro2" table:visibility="filter">
          <table:table-cell office:value-type="float" office:value="4270" calcext:value-type="float">
            <text:p>4270</text:p>
          </table:table-cell>
        </table:table-row>
        <table:table-row table:style-name="ro2" table:visibility="filter">
          <table:table-cell office:value-type="float" office:value="4270" calcext:value-type="float">
            <text:p>4270</text:p>
          </table:table-cell>
        </table:table-row>
        <table:table-row table:style-name="ro2" table:visibility="filter">
          <table:table-cell office:value-type="float" office:value="4270" calcext:value-type="float">
            <text:p>4270</text:p>
          </table:table-cell>
        </table:table-row>
        <table:table-row table:style-name="ro2">
          <table:table-cell office:value-type="float" office:value="5070" calcext:value-type="float">
            <text:p>5070</text:p>
          </table:table-cell>
        </table:table-row>
        <table:table-row table:style-name="ro2" table:visibility="filter">
          <table:table-cell office:value-type="float" office:value="5070" calcext:value-type="float">
            <text:p>5070</text:p>
          </table:table-cell>
        </table:table-row>
        <table:table-row table:style-name="ro2" table:visibility="filter">
          <table:table-cell office:value-type="float" office:value="5070" calcext:value-type="float">
            <text:p>5070</text:p>
          </table:table-cell>
        </table:table-row>
        <table:table-row table:style-name="ro2" table:visibility="filter">
          <table:table-cell office:value-type="float" office:value="5070" calcext:value-type="float">
            <text:p>5070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</table:table-row>
        <table:table-row table:style-name="ro2" table:visibility="filter">
          <table:table-cell office:value-type="float" office:value="8500" calcext:value-type="float">
            <text:p>8500</text:p>
          </table:table-cell>
        </table:table-row>
        <table:table-row table:style-name="ro2" table:visibility="filter">
          <table:table-cell office:value-type="float" office:value="8500" calcext:value-type="float">
            <text:p>8500</text:p>
          </table:table-cell>
        </table:table-row>
        <table:table-row table:style-name="ro2" table:visibility="filter">
          <table:table-cell office:value-type="float" office:value="8500" calcext:value-type="float">
            <text:p>8500</text:p>
          </table:table-cell>
        </table:table-row>
        <table:table-row table:style-name="ro2" table:visibility="filter">
          <table:table-cell office:value-type="float" office:value="8500" calcext:value-type="float">
            <text:p>8500</text:p>
          </table:table-cell>
        </table:table-row>
        <table:table-row table:style-name="ro2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 table:visibility="filter">
          <table:table-cell office:value-type="float" office:value="39052" calcext:value-type="float">
            <text:p>39052</text:p>
          </table:table-cell>
        </table:table-row>
        <table:table-row table:style-name="ro2">
          <table:table-cell office:value-type="float" office:value="49313" calcext:value-type="float">
            <text:p>49313</text:p>
          </table:table-cell>
        </table:table-row>
        <table:table-row table:style-name="ro2" table:visibility="filter">
          <table:table-cell office:value-type="float" office:value="49313" calcext:value-type="float">
            <text:p>49313</text:p>
          </table:table-cell>
        </table:table-row>
        <table:table-row table:style-name="ro2">
          <table:table-cell office:value-type="float" office:value="115501" calcext:value-type="float">
            <text:p>115501</text:p>
          </table:table-cell>
        </table:table-row>
        <table:table-row table:style-name="ro2" table:visibility="filter">
          <table:table-cell office:value-type="float" office:value="115501" calcext:value-type="float">
            <text:p>115501</text:p>
          </table:table-cell>
        </table:table-row>
        <table:table-row table:style-name="ro2">
          <table:table-cell office:value-type="float" office:value="176386" calcext:value-type="float">
            <text:p>176386</text:p>
          </table:table-cell>
        </table:table-row>
        <table:table-row table:style-name="ro2" table:visibility="filter">
          <table:table-cell office:value-type="float" office:value="176386" calcext:value-type="float">
            <text:p>176386</text:p>
          </table:table-cell>
        </table:table-row>
        <table:table-row table:style-name="ro2">
          <table:table-cell office:value-type="float" office:value="207482" calcext:value-type="float">
            <text:p>207482</text:p>
          </table:table-cell>
        </table:table-row>
        <table:table-row table:style-name="ro2">
          <table:table-cell office:value-type="float" office:value="277225" calcext:value-type="float">
            <text:p>277225</text:p>
          </table:table-cell>
        </table:table-row>
      </table:table>
      <table:named-expressions/>
      <table:database-ranges>
        <table:database-range table:name="__Anonymous_Sheet_DB__0" table:target-range-address="Лист1.A1:Лист1.J252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Лист2.A1:Лист2.A12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5:47:59.925493261</meta:creation-date>
    <dc:date>2020-01-02T17:28:33.357494250</dc:date>
    <meta:editing-duration>PT1H30M24S</meta:editing-duration>
    <meta:editing-cycles>2</meta:editing-cycles>
    <meta:generator>LibreOffice/6.0.7.3$Linux_X86_64 LibreOffice_project/00m0$Build-3</meta:generator>
    <meta:document-statistic meta:table-count="2" meta:cell-count="2572" meta:object-count="0"/>
  </office:meta>
</office:document-meta>
</file>